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.353cm" loext:contextual-spacing="false" fo:line-height="115%" style:page-number="auto" fo:break-before="page"/>
      <style:text-properties style:font-name="Calibri" style:font-name-asian="Calibri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creator>Luciano Nahuel Vitale</dc:creator>
    <meta:creation-date>2018-07-17T05:00:00Z</meta:creation-date>
    <dc:date>2018-07-17T05:00:00Z</dc:date>
    <meta:editing-cycles>2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" xlink:href="Normal.dotm"/>
  </office:meta>
</office:document-meta>
</file>